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318cm" draw:shadow="visible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4.318cm" svg:x="0.508cm" svg:y="5.334cm" presentation:class="title" presentation:user-transformed="true">
          <draw:text-box>
            <text:p text:style-name="P1"><text:span text:style-name="T1">From Wire 2 Hi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9.134cm" svg:x="1.725cm" svg:y="4.074cm" presentation:class="outline" presentation:user-transformed="true">
          <draw:text-box>
            <text:list text:style-name="L2">
              <text:list-item>
                <text:p><text:span text:style-name="T2">Wordpress!</text:span></text:p>
              </text:list-item>
              <text:list-item>
                <text:p><text:span text:style-name="T2">Client can put their resume and portfolio onto a website for </text:span><text:span text:style-name="T2">themselves</text:span></text:p>
              </text:list-item>
              <text:list-item>
                <text:p><text:span text:style-name="T2">Different from other services such as indeed.com</text:span></text:p>
              </text:list-item>
              <text:list-item>
                <text:p><text:span text:style-name="T2">Will increase the chance of an employment oppurtunity</text:span></text:p>
              </text:list-item>
              <text:list-item>
                <text:p><text:span text:style-name="T2">Instead of handing out a resume at conferences, hand out </text:span><text:span text:style-name="T2">a link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search</text:p>
          </draw:text-box>
        </draw:frame>
        <draw:frame presentation:style-name="pr4" draw:layer="layout" svg:width="25.199cm" svg:height="9.134cm" svg:x="1.524cm" svg:y="3.82cm" presentation:class="outline" presentation:user-transformed="true">
          <draw:text-box>
            <text:list text:style-name="L2">
              <text:list-item>
                <text:p>How to Host? AWS, Azure, Digital Ocean</text:p>
              </text:list-item>
              <text:list-item>
                <text:p>How to Register the Domain? Route 53, Go Daddy</text:p>
              </text:list-item>
              <text:list-item>
                <text:p>Site creation? Wordpress or Self Created?</text:p>
              </text:list-item>
              <text:list-item>
                <text:p>Wordpress → Plugins? Self Produced Code?</text:p>
              </text:list-item>
              <text:list-item>
                <text:p>Plugins → Which Plugin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71cm" svg:y="0.508cm" presentation:class="title" presentation:user-transformed="true">
          <draw:text-box>
            <text:p>Develop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ided to use AWS with hosting by Lightsail → Wordpress</text:p>
              </text:list-item>
              <text:list-item>
                <text:p>Domain Registration through Route 53 service</text:p>
              </text:list-item>
              <text:list-item>
                <text:p>Main sections</text:p>
                <text:list>
                  <text:list-item>
                    <text:p>About</text:p>
                  </text:list-item>
                  <text:list-item>
                    <text:p>Resume</text:p>
                  </text:list-item>
                  <text:list-item>
                    <text:p>Portfolio</text:p>
                  </text:list-item>
                  <text:list-item>
                    <text:p>Contac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o’s our Client? Demo Ti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g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18.137000000</meta:creation-date>
    <meta:generator>LibreOffice/6.3.5.2$Linux_X86_64 LibreOffice_project/30$Build-2</meta:generator>
    <dc:date>2020-05-01T03:20:30.031024731</dc:date>
    <meta:editing-duration>PT1H13M8S</meta:editing-duration>
    <meta:editing-cycles>1</meta:editing-cycles>
    <meta:document-statistic meta:object-count="40"/>
  </office:meta>
</office:document-meta>
</file>